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6pt" style:text-underline-style="none" style:font-size-asian="16pt" style:font-size-complex="16pt"/>
    </style:style>
    <style:style style:name="P3" style:family="paragraph" style:parent-style-name="Standard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 style:list-style-name="L2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 style:list-style-name="L3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 style:list-style-name="L1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text-properties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>
      <style:paragraph-properties>
        <style:tab-stops>
          <style:tab-stop style:position="1.058cm"/>
          <style:tab-stop style:position="1.822cm"/>
        </style:tab-stops>
      </style:paragraph-properties>
      <style:text-properties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"/></text:p>
      <text:p text:style-name="P4"/>
      <text:p text:style-name="P2"><text:span text:style-name="T1"><text:s text:c="43"/></text:span><text:span text:style-name="T2">KAYLA LEWIS</text:span></text:p>
      <text:p text:style-name="P3"><text:s text:c="23"/>#671 Nautilus Circular Bon Air West, Arouca</text:p>
      <text:p text:style-name="P3"><text:s text:c="29"/>Email: <text:a xlink:type="simple" xlink:href="mailto:kayla_lewis99@hotmail.com" text:style-name="Internet_20_link" text:visited-style-name="Visited_20_Internet_20_Link">kayla_lewis99@hotmail.com</text:a></text:p>
      <text:p text:style-name="P3"><text:s text:c="35"/>Phone: 346-5619 or 383-4890</text:p>
      <text:p text:style-name="P3"/>
      <text:p text:style-name="P3"><text:s text:c="2"/><text:span text:style-name="T1">PROFILE:</text:span></text:p>
      <text:p text:style-name="P3"><text:span text:style-name="T1"><text:s text:c="3"/></text:span><text:span text:style-name="T3">I am an enthusiastic an reliable young woman with a great deal of ambition.</text:span></text:p>
      <text:p text:style-name="P5"><text:s text:c="3"/>I am a team player but I also work efficiently on my own.Once given a task</text:p>
      <text:p text:style-name="P5"><text:s text:c="3"/>I thrive to produce top notch results,ensuring I put my best foot forward.</text:p>
      <text:p text:style-name="P5"/>
      <text:p text:style-name="P5"><text:s text:c="3"/></text:p>
      <text:p text:style-name="P3"><text:span text:style-name="T3"><text:s text:c="2"/></text:span><text:span text:style-name="T4">EDUCATION: </text:span><text:span text:style-name="T3">El Dorado West Secondary</text:span></text:p>
      <text:p text:style-name="P5"><text:s text:c="3"/>CXC Ordinary Level Certificate: 7 Subjects</text:p>
      <text:list xml:id="list2741077692400545044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9"><text:span text:style-name="T3">Mathematics </text:span><text:span text:style-name="T4">(Grade 2)</text:span></text:p>
                                            </text:list-item>
                                            <text:list-item>
                                              <text:p text:style-name="P9"><text:span text:style-name="T3">English </text:span><text:span text:style-name="T4">(Grade 2)</text:span></text:p>
                                            </text:list-item>
                                            <text:list-item>
                                              <text:p text:style-name="P9"><text:span text:style-name="T3">Food &amp; Nutrition </text:span><text:span text:style-name="T4">(Grade 2)</text:span></text:p>
                                            </text:list-item>
                                            <text:list-item>
                                              <text:p text:style-name="P9"><text:span text:style-name="T3">Principle of <text:s/>Accounts </text:span><text:span text:style-name="T4">(Grade 1)</text:span></text:p>
                                            </text:list-item>
                                            <text:list-item>
                                              <text:p text:style-name="P9"><text:span text:style-name="T3">Principle of Business </text:span><text:span text:style-name="T4">(Grade 1)</text:span></text:p>
                                            </text:list-item>
                                            <text:list-item>
                                              <text:p text:style-name="P9"><text:span text:style-name="T3">Biology </text:span><text:span text:style-name="T4">(Grade 3)</text:span></text:p>
                                            </text:list-item>
                                            <text:list-item>
                                              <text:p text:style-name="P9"><text:span text:style-name="T3">Spanish </text:span><text:span text:style-name="T4">(Grade 3)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3"><text:span text:style-name="T4"><text:s text:c="2"/>EXPERIENCE : </text:span><text:span text:style-name="T3">Megan's Bridal – Sales Clerk (August 2016 - October 2016)</text:span></text:p>
      <text:list xml:id="list8626648391216521978" text:style-name="L2">
        <text:list-item>
          <text:p text:style-name="P6">Recommended, selected and helped locate out of stock products based on</text:p>
        </text:list-item>
      </text:list>
      <text:p text:style-name="P5"><text:s text:c="2"/>customer's request.</text:p>
      <text:list xml:id="list4090621140951986310" text:style-name="L3">
        <text:list-item>
          <text:list>
            <text:list-item>
              <text:p text:style-name="P7">Organized store merchandise attractively to promote visually appealing</text:p>
            </text:list-item>
          </text:list>
        </text:list-item>
      </text:list>
      <text:p text:style-name="P5"><text:s text:c="3"/>enviroment.</text:p>
      <text:p text:style-name="P5"><text:s/></text:p>
      <text:p text:style-name="P5"><text:s text:c="3"/></text:p>
      <text:p text:style-name="P5"/>
      <text:p text:style-name="P3"><text:span text:style-name="T3"><text:s/></text:span><text:span text:style-name="T4">REFERENCES</text:span><text:span text:style-name="T6"> - </text:span><text:span text:style-name="T5">Charmain White- Clarke (389-3812)</text:span></text:p>
      <text:p text:style-name="P10"><text:s text:c="35"/>( Teacher at El Dorado West Secondary) <text:s text:c="37"/></text:p>
      <text:p text:style-name="P10"/>
      <text:p text:style-name="P10"><text:s text:c="35"/>- Mrs. Phipps-Alexander (364-3777) <text:s text:c="28"/></text:p>
      <text:p text:style-name="P10"><text:s text:c="36"/>(Teacher at El Dorado West Secondary) </text:p>
      <text:p text:style-name="P10"/>
      <text:p text:style-name="P10"/>
      <text:p text:style-name="P10"/>
      <text:p text:style-name="P10"/>
      <text:p text:style-name="P10"/>
      <text:p text:style-name="P10"><text:soft-page-break/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T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T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isha Lewis</meta:initial-creator>
    <meta:creation-date>2016-11-21T11:34:02.16</meta:creation-date>
    <dc:date>2016-11-30T20:16:54.87</dc:date>
    <dc:creator>Keisha Lewis</dc:creator>
    <meta:editing-duration>P9DT6H58M58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2" meta:paragraph-count="30" meta:word-count="163" meta:character-count="1324"/>
  </office:meta>
</office:document-meta>
</file>